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number="urn:oasis:names:tc:opendocument:xmlns:datastyle:1.0" xmlns:dr3d="urn:oasis:names:tc:opendocument:xmlns:dr3d:1.0" xmlns:oooc="http://openoffice.org/2004/calc" xmlns:script="urn:oasis:names:tc:opendocument:xmlns:script:1.0" xmlns:math="http://www.w3.org/1998/Math/MathML" xmlns:dom="http://www.w3.org/2001/xml-events" xmlns:xsi="http://www.w3.org/2001/XMLSchema-instance" xmlns:svg="urn:oasis:names:tc:opendocument:xmlns:svg-compatible:1.0" xmlns:ooo="http://openoffice.org/2004/office" xmlns:text="urn:oasis:names:tc:opendocument:xmlns:text:1.0" xmlns:table="urn:oasis:names:tc:opendocument:xmlns:table:1.0" xmlns:meta="urn:oasis:names:tc:opendocument:xmlns:meta:1.0" xmlns:xforms="http://www.w3.org/2002/xforms" xmlns:form="urn:oasis:names:tc:opendocument:xmlns:form:1.0" xmlns:draw="urn:oasis:names:tc:opendocument:xmlns:drawing:1.0" xmlns:office="urn:oasis:names:tc:opendocument:xmlns:office:1.0" xmlns:fo="urn:oasis:names:tc:opendocument:xmlns:xsl-fo-compatible:1.0" xmlns:dc="http://purl.org/dc/elements/1.1/" xmlns:xsd="http://www.w3.org/2001/XMLSchema" xmlns:xlink="http://www.w3.org/1999/xlink" xmlns:ooow="http://openoffice.org/2004/writer" xmlns:chart="urn:oasis:names:tc:opendocument:xmlns:chart:1.0" xmlns:style="urn:oasis:names:tc:opendocument:xmlns:style:1.0" office:version="1.0">
  <office:scripts/>
  <office:font-face-decls>
    <style:font-face style:name="'Courier New',Courier,Mono" style:font-adornments="Regular" svg:font-family="''Courier New',Courier,Mono'"/>
    <style:font-face style:name="Tahoma1" svg:font-family="Tahoma"/>
    <style:font-face style:name="Lucida Grande,Lucida,Verdana,sans-serif" style:font-adornments="Regular" style:font-family-generic="swiss" svg:font-family="'Lucida Grande,Lucida,Verdana,sans-serif'"/>
    <style:font-face style:name="Lucida Grande1" style:font-adornments="Bold" style:font-family-generic="swiss" svg:font-family="'Lucida Grande', Lucida, Verdana, sans-serif"/>
    <style:font-face style:name="Lucida Grande" style:font-adornments="Regular" style:font-family-generic="swiss" svg:font-family="'Lucida Grande', Lucida, Verdana, sans-serif"/>
    <style:font-face style:name="Courier New" style:font-adornments="Bold" style:font-pitch="fixed" style:font-family-generic="modern" svg:font-family="'Courier New'"/>
    <style:font-face style:name="Times New Roman" style:font-pitch="variable" style:font-family-generic="roman" svg:font-family="'Times New Roman'"/>
    <style:font-face style:name="Arial" style:font-pitch="variable" style:font-family-generic="swiss" svg:font-family="Arial"/>
    <style:font-face style:name="Lucida Grande2" style:font-adornments="Bold" style:font-pitch="variable" style:font-family-generic="swiss" svg:font-family="'Lucida Grande', Lucida, Verdana, sans-serif"/>
    <style:font-face style:name="Lucida Sans Unicode" style:font-pitch="variable" style:font-family-generic="system" svg:font-family="'Lucida Sans Unicode'"/>
    <style:font-face style:name="Tahoma" style:font-pitch="variable" style:font-family-generic="system" svg:font-family="Tahoma"/>
  </office:font-face-decls>
  <office:automatic-styles>
    <style:style style:name="Table6" style:family="table">
      <style:table-properties table:align="center" style:width="16.004cm"/>
    </style:style>
    <style:style style:name="Table6.A" style:family="table-column">
      <style:table-column-properties style:column-width="16.004cm"/>
    </style:style>
    <style:style style:name="Table6.A1" style:family="table-cell">
      <style:table-cell-properties fo:border="0.002cm solid #ffffff" fo:padding="0.051cm"/>
    </style:style>
    <style:style style:name="Table6.A2" style:family="table-cell">
      <style:table-cell-properties fo:border-bottom="0.002cm solid #ffffff" fo:border-right="0.002cm solid #ffffff" fo:padding="0.051cm" fo:border-left="0.002cm solid #ffffff" fo:border-top="none"/>
    </style:style>
    <style:style style:name="Table1" style:family="table">
      <style:table-properties table:align="center" style:width="16.004cm"/>
    </style:style>
    <style:style style:name="Table1.A" style:family="table-column">
      <style:table-column-properties style:column-width="8.518cm"/>
    </style:style>
    <style:style style:name="Table1.B" style:family="table-column">
      <style:table-column-properties style:column-width="7.486cm"/>
    </style:style>
    <style:style style:name="Table1.A1" style:family="table-cell">
      <style:table-cell-properties fo:border="0.002cm solid #ffffff" fo:padding="0.049cm"/>
    </style:style>
    <style:style style:name="Table1.A2" style:family="table-cell">
      <style:table-cell-properties fo:border-bottom="0.002cm solid #ffffff" fo:border-right="0.002cm solid #ffffff" fo:padding="0.049cm" fo:border-left="0.002cm solid #ffffff" fo:border-top="none"/>
    </style:style>
    <style:style style:name="Table1.A4" style:family="table-cell">
      <style:table-cell-properties fo:border-bottom="0.002cm solid #ffffff" fo:border-right="none" fo:padding="0.049cm" style:vertical-align="bottom" fo:border-left="0.002cm solid #ffffff" fo:border-top="none"/>
    </style:style>
    <style:style style:name="Table2" style:family="table">
      <style:table-properties table:align="center" style:width="16.004cm"/>
    </style:style>
    <style:style style:name="Table2.A" style:family="table-column">
      <style:table-column-properties style:column-width="8.518cm"/>
    </style:style>
    <style:style style:name="Table2.B" style:family="table-column">
      <style:table-column-properties style:column-width="7.486cm"/>
    </style:style>
    <style:style style:name="Table2.A1" style:family="table-cell">
      <style:table-cell-properties fo:border="0.002cm solid #ffffff" fo:padding="0.049cm"/>
    </style:style>
    <style:style style:name="Table2.A2" style:family="table-cell">
      <style:table-cell-properties fo:border-bottom="0.002cm solid #ffffff" fo:border-right="0.002cm solid #ffffff" fo:padding="0.049cm" fo:border-left="0.002cm solid #ffffff" fo:border-top="none"/>
    </style:style>
    <style:style style:name="Table2.A4" style:family="table-cell">
      <style:table-cell-properties fo:border-bottom="0.002cm solid #ffffff" fo:border-right="none" fo:padding="0.049cm" fo:border-left="0.002cm solid #ffffff" fo:border-top="none"/>
    </style:style>
    <style:style style:name="Table3" style:family="table">
      <style:table-properties table:align="center" style:width="16.002cm"/>
    </style:style>
    <style:style style:name="Table3.A" style:family="table-column">
      <style:table-column-properties style:column-width="8.001cm"/>
    </style:style>
    <style:style style:name="Table3.A1" style:family="table-cell">
      <style:table-cell-properties fo:border="0.002cm solid #ffffff" fo:padding="0.051cm"/>
    </style:style>
    <style:style style:name="Table3.A2" style:family="table-cell">
      <style:table-cell-properties fo:border-bottom="0.002cm solid #ffffff" fo:background-color="transparent" fo:border-right="none" fo:padding="0.051cm" style:vertical-align="bottom" fo:border-left="0.002cm solid #ffffff" fo:border-top="none">
        <style:background-image/>
      </style:table-cell-properties>
    </style:style>
    <style:style style:name="Table3.B2" style:family="table-cell">
      <style:table-cell-properties fo:border-bottom="0.002cm solid #ffffff" fo:border-right="0.002cm solid #ffffff" fo:padding="0.051cm" fo:border-left="0.002cm solid #ffffff" fo:border-top="none"/>
    </style:style>
    <style:style style:name="Table5" style:family="table">
      <style:table-properties table:align="center" style:width="16.004cm"/>
    </style:style>
    <style:style style:name="Table5.A" style:family="table-column">
      <style:table-column-properties style:column-width="16.004cm"/>
    </style:style>
    <style:style style:name="Table5.A1" style:family="table-cell">
      <style:table-cell-properties fo:border="0.002cm solid #ffffff" fo:padding="0.051cm"/>
    </style:style>
    <style:style style:name="Table5.A2" style:family="table-cell">
      <style:table-cell-properties fo:border-bottom="0.002cm solid #ffffff" fo:border-right="0.002cm solid #ffffff" fo:padding="0.051cm" fo:border-left="0.002cm solid #ffffff" fo:border-top="none"/>
    </style:style>
    <style:style style:name="P1" style:parent-style-name="Standard" style:family="paragraph">
      <style:paragraph-properties style:justify-single-word="false" fo:text-align="end"/>
    </style:style>
    <style:style style:name="P2" style:parent-style-name="Standard" style:family="paragraph">
      <style:paragraph-properties fo:text-indent="0cm" style:auto-text-indent="false" style:justify-single-word="false" fo:text-align="end" fo:margin-left="0.009cm" fo:margin-right="-0.071cm">
        <style:tab-stops/>
      </style:paragraph-properties>
    </style:style>
    <style:style style:name="P3" style:parent-style-name="Standard" style:family="paragraph">
      <style:paragraph-properties fo:text-indent="0cm" style:auto-text-indent="false" fo:margin-left="0.009cm" fo:margin-right="-0.071cm">
        <style:tab-stops/>
      </style:paragraph-properties>
    </style:style>
    <style:style style:name="P4" style:parent-style-name="Standard" style:family="paragraph">
      <style:paragraph-properties fo:text-indent="0cm" style:auto-text-indent="false" style:justify-single-word="false" fo:text-align="start" fo:margin-left="0.009cm" fo:margin-right="-0.071cm">
        <style:tab-stops/>
      </style:paragraph-properties>
    </style:style>
    <style:style style:name="P5" style:parent-style-name="Standard" style:family="paragraph">
      <style:paragraph-properties style:justify-single-word="false" fo:text-align="start"/>
    </style:style>
    <style:style style:name="P6" style:parent-style-name="Standard" style:family="paragraph" style:master-page-name="HTML"/>
    <style:style style:name="P7" style:parent-style-name="Standard" style:family="paragraph">
      <style:paragraph-properties fo:text-indent="0cm" style:auto-text-indent="false" fo:margin-left="0.009cm" fo:margin-right="-0.071cm">
        <style:tab-stops/>
      </style:paragraph-properties>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2" table:style-name="Table3.A"/>
        <table:table-row>
          <table:table-cell office:value-type="string" table:style-name="Table3.A2">
            <text:p text:style-name="Standard">
<text:span text:style-name="personName">Ajay Kumar G</text:span>
</text:p>
          </table:table-cell>
          <table:table-cell office:value-type="string" table:style-name="Table3.B2">
            <text:p text:style-name="P2">
<text:span text:style-name="blueText">ajay@jcomponent.com</text:span>
</text:p>
            <text:p text:style-name="P2">
<text:span text:style-name="blueText">www.jcomponent.com</text:span>
</text:p>
          </table:table-cell>
        </table:table-row>
        <table:table-row>
          <table:table-cell office:value-type="string" table:number-columns-spanned="2" table:style-name="Table3.B2">
            <text:p text:style-name="Horizontal_20_Line"/>
          </table:table-cell>
          <table:covered-table-cell/>
        </table:table-row>
        <table:table-row>
          <table:table-cell office:value-type="string" table:number-columns-spanned="2" table:style-name="Table3.B2">
            <text:p text:style-name="P4">
<text:span text:style-name="address"># 101, Srinivasa sadan, Bhagya Nagar Colony, Opp KPHB, Kukatpally, Hyderabad, Andhra Pradesh, 500072, India</text:span>
</text:p>
            <text:p text:style-name="P4">
<text:span text:style-name="address">919848744007 (ph)</text:span>
</text:p>
          </table:table-cell>
          <table:covered-table-cell/>
        </table:table-row>
      </table:table>
      <text:p text:style-name="Text_20_body.sectionBreak">
<text:span text:style-name="Ruby_20_Code"/>
</text:p>
      <table:table table:name="Table6" table:style-name="Table6">
        <table:table-column table:style-name="Table6.A"/>
        <table:table-row>
          <table:table-cell office:value-type="string" table:style-name="Table6.A1">
            <text:p text:style-name="P5">
<text:span text:style-name="sectionName">Objective</text:span>
</text:p>
          </table:table-cell>
        </table:table-row>
        <table:table-row>
          <table:table-cell office:value-type="string" table:style-name="Table6.A2">
            <text:p text:style-name="Horizontal_20_Line"/>
          </table:table-cell>
        </table:table-row>
        <table:table-row>
          <table:table-cell office:value-type="string" table:style-name="Table6.A2">
            <text:p text:style-name="P5">
To lead an organization towards efficient and effective process change as a project manager or business analyst. a
</text:p>
          </table:table-cell>
        </table:table-row>
      </table:table>
      <text:p text:style-name="Text_20_body.sectionBreak">
<text:span text:style-name="Ruby_20_Code"/>
</text:p>
      <table:table table:name="Table1" table:style-name="Table1">
        <table:table-column table:style-name="Table1.A"/>
        <table:table-column table:style-name="Table1.B"/>
        <table:table-row>
          <table:table-cell office:value-type="string" table:number-columns-spanned="2" table:style-name="Table1.A1">
            <text:p text:style-name="Standard">
<text:span text:style-name="sectionName">Education</text:span>
</text:p>
          </table:table-cell>
          <table:covered-table-cell/>
        </table:table-row>
        <table:table-row>
          <table:table-cell office:value-type="string" table:number-columns-spanned="2" table:style-name="Table1.A2">
            <text:p text:style-name="Horizontal_20_Line"/>
          </table:table-cell>
          <table:covered-table-cell/>
        </table:table-row>
        <table:table-row>
          <table:table-cell office:value-type="string" table:style-name="Table1.A4">
            <text:p text:style-name="P3">
<text:span text:style-name="style1">BCA in Computers</text:span>
</text:p>
            <text:p text:style-name="Standard">
Progressive Degree College, Hyderabad, India<text:line-break/>7.8 Grade Point Average
</text:p>
            <text:p text:style-name="Text_20_body.entryBreak">
<text:span text:style-name="Ruby_20_Literal"/>
</text:p>
          </table:table-cell>
          <table:table-cell office:value-type="string" table:style-name="Table1.A2">
            <text:p text:style-name="P1">
<text:span text:style-name="right">March 1998 - April 2001</text:span>
</text:p>
          </table:table-cell>
        </table:table-row>
      </table:table>
      <text:p text:style-name="Text_20_body.sectionBreak">
<text:span text:style-name="Ruby_20_Code"/>
</text:p>
      <table:table table:name="Table2" table:style-name="Table2">
        <table:table-column table:style-name="Table2.A"/>
        <table:table-column table:style-name="Table2.B"/>
        <table:table-row>
          <table:table-cell office:value-type="string" table:number-columns-spanned="2" table:style-name="Table2.A1">
            <text:p text:style-name="Standard">
<text:span text:style-name="sectionName">Work Experience</text:span>
</text:p>
          </table:table-cell>
          <table:covered-table-cell/>
        </table:table-row>
        <table:table-row>
          <table:table-cell office:value-type="string" table:number-columns-spanned="2" table:style-name="Table2.A2">
            <text:p text:style-name="Horizontal_20_Line"/>
          </table:table-cell>
          <table:covered-table-cell/>
        </table:table-row>
        <table:table-row>
          <table:table-cell office:value-type="string" table:style-name="Table2.A4">
            <text:p text:style-name="Standard">
<text:span text:style-name="style1">Managing Partner</text:span>
</text:p>
          </table:table-cell>
          <table:table-cell office:value-type="string" table:style-name="Table2.A2">
            <text:p text:style-name="P1">
April 1st 2006 - Till date
</text:p>
          </table:table-cell>
        </table:table-row>
        <table:table-row>
          <table:table-cell office:value-type="string" table:number-columns-spanned="2" table:style-name="Table2.A2">
            <text:p text:style-name="P3">
JComponent Technologies, Hyderabad, India<text:line-break/>JComponent Technologies is a startup which I have confounded along with my friend. In addition to doing service for couple of projects for our US clients we were also building our flagship product. The product is online and is hosted at www.jobmia.com. In this company primarily we have been working on Ruby language
</text:p>
            <text:p text:style-name="Text_20_body.entryBreak"/>
          </table:table-cell>
          <table:covered-table-cell/>
        </table:table-row>
        <table:table-row>
          <table:table-cell office:value-type="string" table:style-name="Table2.A4">
            <text:p text:style-name="Standard">
<text:span text:style-name="style1">Technical Leader</text:span>
</text:p>
          </table:table-cell>
          <table:table-cell office:value-type="string" table:style-name="Table2.A2">
            <text:p text:style-name="P1">
February 4th, 2005 - March 16th, 2006
</text:p>
          </table:table-cell>
        </table:table-row>
        <table:table-row>
          <table:table-cell office:value-type="string" table:number-columns-spanned="2" table:style-name="Table2.A2">
            <text:p text:style-name="P3">
HCL Technologies, Chennai, India<text:line-break/>While in HCL Technologies I have been working in Storage Area Network. We are responsible for developing Enterprise Fabric Connectivity Manager for McData corporation. This product is developed in java swings and I was leading a team of 10 people.
</text:p>
            <text:p text:style-name="Text_20_body.entryBreak"/>
          </table:table-cell>
          <table:covered-table-cell/>
        </table:table-row>
        <table:table-row>
          <table:table-cell office:value-type="string" table:style-name="Table2.A4">
            <text:p text:style-name="Standard">
<text:span text:style-name="style1">Senior Software Developer</text:span>
</text:p>
          </table:table-cell>
          <table:table-cell office:value-type="string" table:style-name="Table2.A2">
            <text:p text:style-name="P1">
April 1st 2004 - February 1st, 2005
</text:p>
          </table:table-cell>
        </table:table-row>
        <table:table-row>
          <table:table-cell office:value-type="string" table:number-columns-spanned="2" table:style-name="Table2.A2">
            <text:p text:style-name="P3">
AAPAM Technologies, Hyderabad, India<text:line-break/>AAPAM Technologies was a startup working on business process management application. I was working on a report designer which would be used by the end customers to generate reports for their needs. This was built using jasper reports, java and java swings technologies
</text:p>
            <text:p text:style-name="Text_20_body.entryBreak"/>
          </table:table-cell>
          <table:covered-table-cell/>
        </table:table-row>
        <table:table-row>
          <table:table-cell office:value-type="string" table:style-name="Table2.A4">
            <text:p text:style-name="Standard">
<text:span text:style-name="style1">Senior Software Developer (Team Lead)</text:span>
</text:p>
          </table:table-cell>
          <table:table-cell office:value-type="string" table:style-name="Table2.A2">
            <text:p text:style-name="P1">
June 3rd 2002 - March 16th 2004
</text:p>
          </table:table-cell>
        </table:table-row>
        <table:table-row>
          <table:table-cell office:value-type="string" table:number-columns-spanned="2" table:style-name="Table2.A2">
            <text:p text:style-name="P3">
Ocimum Biosolutions, Hyderabad, India<text:line-break/>Worked on various bioinformatics products like Genchek, iRNACheck, OptGene and BioTracker. All these products were developed in Java swings. I was leading a team of 7 people.
</text:p>
            <text:p text:style-name="Text_20_body.entryBreak"/>
          </table:table-cell>
          <table:covered-table-cell/>
        </table:table-row>
      </table:table>
      <text:p text:style-name="Text_20_body.sectionBreak">
<text:span text:style-name="Ruby_20_Code"/>
</text:p>
    </office:text>
  </office:body>
</office:document-content>
</file>

<file path=styles.xml><?xml version="1.0" encoding="utf-8"?>
<office:document-styles xmlns:number="urn:oasis:names:tc:opendocument:xmlns:datastyle:1.0" xmlns:dr3d="urn:oasis:names:tc:opendocument:xmlns:dr3d:1.0" xmlns:oooc="http://openoffice.org/2004/calc" xmlns:script="urn:oasis:names:tc:opendocument:xmlns:script:1.0" xmlns:math="http://www.w3.org/1998/Math/MathML" xmlns:dom="http://www.w3.org/2001/xml-events" xmlns:svg="urn:oasis:names:tc:opendocument:xmlns:svg-compatible:1.0" xmlns:ooo="http://openoffice.org/2004/office" xmlns:text="urn:oasis:names:tc:opendocument:xmlns:text:1.0" xmlns:table="urn:oasis:names:tc:opendocument:xmlns:table:1.0" xmlns:meta="urn:oasis:names:tc:opendocument:xmlns:meta:1.0" xmlns:form="urn:oasis:names:tc:opendocument:xmlns:form:1.0" xmlns:draw="urn:oasis:names:tc:opendocument:xmlns:drawing:1.0" xmlns:office="urn:oasis:names:tc:opendocument:xmlns:office:1.0" xmlns:fo="urn:oasis:names:tc:opendocument:xmlns:xsl-fo-compatible:1.0" xmlns:dc="http://purl.org/dc/elements/1.1/" xmlns:xlink="http://www.w3.org/1999/xlink" xmlns:ooow="http://openoffice.org/2004/writer" xmlns:chart="urn:oasis:names:tc:opendocument:xmlns:chart:1.0" xmlns:style="urn:oasis:names:tc:opendocument:xmlns:style:1.0" office:version="1.0">
  <office:font-face-decls>
    <style:font-face style:name="'Courier New',Courier,Mono" style:font-adornments="Regular" svg:font-family="''Courier New',Courier,Mono'"/>
    <style:font-face style:name="Tahoma1" svg:font-family="Tahoma"/>
    <style:font-face style:name="Lucida Grande,Lucida,Verdana,sans-serif" style:font-adornments="Regular" style:font-family-generic="swiss" svg:font-family="'Lucida Grande,Lucida,Verdana,sans-serif'"/>
    <style:font-face style:name="Lucida Grande1" style:font-adornments="Bold" style:font-family-generic="swiss" svg:font-family="'Lucida Grande', Lucida, Verdana, sans-serif"/>
    <style:font-face style:name="Lucida Grande" style:font-adornments="Regular" style:font-family-generic="swiss" svg:font-family="'Lucida Grande', Lucida, Verdana, sans-serif"/>
    <style:font-face style:name="Courier New" style:font-adornments="Bold" style:font-pitch="fixed" style:font-family-generic="modern" svg:font-family="'Courier New'"/>
    <style:font-face style:name="Times New Roman" style:font-pitch="variable" style:font-family-generic="roman" svg:font-family="'Times New Roman'"/>
    <style:font-face style:name="Arial" style:font-pitch="variable" style:font-family-generic="swiss" svg:font-family="Arial"/>
    <style:font-face style:name="Lucida Grande2" style:font-adornments="Bold" style:font-pitch="variable" style:font-family-generic="swiss" svg:font-family="'Lucida Grande', Lucida, Verdana, sans-serif"/>
    <style:font-face style:name="Lucida Sans Unicode" style:font-pitch="variable" style:font-family-generic="system" svg:font-family="'Lucida Sans Unicode'"/>
    <style:font-face style:name="Tahoma" style:font-pitch="variable" style:font-family-generic="system" svg:font-family="Tahoma"/>
  </office:font-face-decls>
  <office:styles>
    <style:default-style style:family="graphic">
      <style:graphic-properties style:flow-with-text="false" draw:shadow-offset-x="0.3cm" draw:start-line-spacing-vertical="0.283cm" draw:end-line-spacing-horizontal="0.283cm" draw:shadow-offset-y="0.3cm" draw:start-line-spacing-horizontal="0.283cm" draw:end-line-spacing-vertical="0.283cm"/>
      <style:paragraph-properties style:writing-mode="lr-tb" style:text-autospace="ideograph-alpha" style:font-independent-line-spacing="false" style:line-break="strict">
        <style:tab-stops/>
      </style:paragraph-properties>
      <style:text-properties fo:country="US" style:country-asian="none" fo:font-size="12pt" style:font-size-asian="12pt" fo:language="en" style:font-size-complex="12pt" style:language-asian="zxx" style:country-complex="none" style:use-window-font-color="true" style:language-complex="zxx" style:letter-kerning="true"/>
    </style:default-style>
    <style:default-style style:family="paragraph">
      <style:paragraph-properties style:punctuation-wrap="hanging" style:writing-mode="lr-tb" style:text-autospace="ideograph-alpha" fo:hyphenation-ladder-count="no-limit" style:line-break="strict" style:tab-stop-distance="1.251cm"/>
      <style:text-properties fo:country="US" style:country-asian="none" fo:font-size="12pt" fo:hyphenate="false" style:font-name-asian="Lucida Sans Unicode" fo:hyphenation-push-char-count="2" style:font-name-complex="Tahoma" style:font-size-asian="12pt" fo:language="en" style:font-size-complex="12pt" style:language-asian="zxx" style:country-complex="none" style:use-window-font-color="true" fo:hyphenation-remain-char-count="2" style:language-complex="zxx" style:letter-kerning="true" style:font-name="Times New Roma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text-properties fo:font-size="10pt" fo:color="#000000" style:font-name="Lucida Grande,Lucida,Verdana,sans-serif"/>
    </style:style>
    <style:style style:name="Text_20_body" style:class="text" style:parent-style-name="Standard" style:display-name="Text body" style:family="paragraph">
      <style:paragraph-properties fo:margin-bottom="0.212cm" fo:margin-top="0cm"/>
    </style:style>
    <style:style style:name="Heading" style:class="text" style:next-style-name="Text_20_body" style:parent-style-name="Standard" style:family="paragraph">
      <style:paragraph-properties fo:keep-with-next="always" fo:margin-bottom="0.212cm" fo:margin-top="0.423cm"/>
      <style:text-properties fo:font-size="14pt" style:font-name-asian="Lucida Sans Unicode" style:font-name-complex="Tahoma" style:font-size-asian="14pt" style:font-size-complex="14pt" style:font-name="Arial"/>
    </style:style>
    <style:style style:name="List" style:class="list" style:parent-style-name="Text_20_body" style:family="paragraph">
      <style:text-properties style:font-name-complex="Tahoma1"/>
    </style:style>
    <style:style style:name="Table_20_Contents" style:class="extra" style:parent-style-name="Standard" style:display-name="Table Contents" style:family="paragraph">
      <style:paragraph-properties text:line-number="0" text:number-lines="false" style:vertical-align="auto"/>
    </style:style>
    <style:style style:name="Table_20_Heading" style:class="extra" style:parent-style-name="Table_20_Contents" style:display-name="Table Heading" style:family="paragraph">
      <style:paragraph-properties text:line-number="0" style:justify-single-word="false" text:number-lines="false" fo:text-align="center"/>
      <style:text-properties fo:font-weight="bold" style:font-weight-complex="bold" style:font-weight-asian="bold"/>
    </style:style>
    <style:style style:name="Caption" style:class="extra" style:parent-style-name="Standard" style:family="paragraph">
      <style:paragraph-properties fo:margin-bottom="0.212cm" fo:margin-top="0.212cm" text:line-number="0" text:number-lines="false"/>
      <style:text-properties fo:font-size="12pt" style:font-style-asian="italic" style:font-name-complex="Tahoma1" style:font-size-asian="12pt" style:font-style-complex="italic" style:font-size-complex="12pt" fo:font-style="italic"/>
    </style:style>
    <style:style style:name="Index" style:class="index" style:parent-style-name="Standard" style:family="paragraph">
      <style:paragraph-properties text:line-number="0" text:number-lines="false"/>
      <style:text-properties style:font-name-complex="Tahoma1"/>
    </style:style>
    <style:style style:name="Horizontal_20_Line" style:class="html" style:next-style-name="Text_20_body" style:parent-style-name="Standard" style:display-name="Horizontal Line" style:family="paragraph" style:master-page-name="">
      <style:paragraph-properties fo:margin-bottom="0cm" style:shadow="none" fo:border-bottom="0.035cm solid #000000" fo:margin-top="0cm" fo:background-color="transparent" text:line-number="0" fo:border-right="none" style:join-border="false" fo:padding="0cm" text:number-lines="false" fo:border-left="none" fo:border-top="none">
        <style:tab-stops/>
        <style:background-image/>
      </style:paragraph-properties>
      <style:text-properties fo:font-size="6pt" style:font-size-asian="6pt" fo:color="#0066cc" style:font-size-complex="6pt"/>
    </style:style>
    <style:style style:name="Text_20_body.sectionBreak" style:parent-style-name="Text_20_body" style:display-name="Text body.sectionBreak" style:family="paragraph">
      <style:paragraph-properties fo:margin-bottom="0.025cm" fo:margin-top="0.025cm" fo:line-height="0.254cm"/>
      <style:text-properties fo:font-size="2pt"/>
    </style:style>
    <style:style style:name="Text_20_body.entryBreak" style:parent-style-name="Text_20_body" style:display-name="Text body.entryBreak" style:family="paragraph" style:master-page-name="">
      <style:paragraph-properties fo:margin-bottom="0.025cm" fo:margin-top="0.025cm"/>
      <style:text-properties fo:font-size="2pt"/>
    </style:style>
    <style:style style:name="Numbering_20_Symbols" style:display-name="Numbering Symbols" style:family="text"/>
    <style:style style:name="Ruby_20_Code" style:display-name="Ruby Code" style:family="text">
      <style:text-properties fo:background-color="#ffcc99"/>
    </style:style>
    <style:style style:name="Ruby_20_Value" style:parent-style-name="Ruby_20_Code" style:display-name="Ruby Value" style:family="text">
      <style:text-properties fo:background-color="#944794"/>
    </style:style>
    <style:style style:name="Ruby_20_Literal" style:parent-style-name="Ruby_20_Value" style:display-name="Ruby Literal" style:family="text">
      <style:text-properties fo:background-color="#99ccff"/>
    </style:style>
    <style:style style:name="personName" style:family="text">
      <style:text-properties fo:font-size="24pt" fo:font-weight="bold" fo:background-color="transparent" fo:color="#476173" style:font-name="Courier New"/>
    </style:style>
    <style:style style:name="style2" style:family="text">
      <style:text-properties fo:font-size="10pt" fo:font-style="normal" style:font-name="Lucida Grande"/>
    </style:style>
    <style:style style:name="style1" style:family="text">
      <style:text-properties fo:font-size="10pt" fo:font-weight="bold" style:font-name="Lucida Grande1"/>
    </style:style>
    <style:style style:name="blueText" style:parent-style-name="personName" style:family="text">
      <style:text-properties fo:font-size="10pt" fo:font-weight="bold"/>
    </style:style>
    <style:style style:name="brownText" style:parent-style-name="blueText" style:family="text"/>
    <style:style style:name="sectionName" style:parent-style-name="blueText" style:family="text">
      <style:text-properties fo:font-size="11pt" fo:font-weight="bold"/>
    </style:style>
    <style:style style:name="address" style:family="text">
      <style:text-properties style:font-name="'Courier New',Courier,Mono"/>
    </style:style>
    <style:style style:name="right" style:family="text">
      <style:text-properties fo:background-color="transparent"/>
    </style:style>
    <style:style style:name="Frame" style:family="graphic">
      <style:graphic-properties text:anchor-type="paragraph" style:number-wrapped-paragraphs="no-limit" fo:margin-bottom="0.201cm" svg:x="0cm" style:horizontal-pos="center" style:wrap="parallel" svg:y="0cm" fo:margin-top="0.201cm" style:vertical-rel="paragraph-content" fo:border="0.002cm solid #000000" style:wrap-contour="false" fo:padding="0.15cm" style:horizontal-rel="paragraph-content" fo:margin-left="0.201cm" style:vertical-pos="top" fo:margin-right="0.201cm"/>
    </style:style>
    <style:style style:name="Graphics" style:family="graphic">
      <style:graphic-properties text:anchor-type="paragraph" svg:x="0cm" style:horizontal-pos="center" style:wrap="none" svg:y="0cm" style:vertical-rel="paragraph" style:horizontal-rel="paragraph" style:vertical-pos="top"/>
    </style:style>
    <text:outline-styl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footnotes-position="page" text:start-value="0" text:note-class="footnote" text:start-numbering-at="document"/>
    <text:notes-configuration style:num-format="i" text:start-value="0" text:note-class="endnote"/>
    <text:linenumbering-configuration style:num-format="1" text:number-position="left" text:increment="5" text:number-lines="false" text:offset="0.499cm"/>
    <style:default-page-layout>
      <style:page-layout-properties style:writing-mode="lr-tb" style:layout-grid-square-mode="false"/>
    </style:default-page-layout>
  </office:styles>
  <office:automatic-styles>
    <style:page-layout style:name="pm1">
      <style:page-layout-properties style:num-format="1" fo:margin-bottom="2cm" style:writing-mode="lr-tb" fo:margin-top="2cm" fo:page-height="27.94cm" style:print-orientation="portrait" fo:margin-left="2cm" fo:margin-right="2cm" style:footnote-max-height="0cm" fo:page-width="21.59cm">
        <style:footnote-sep style:distance-before-sep="0.101cm" style:color="#000000" style:adjustment="left" style:rel-width="25%" style:width="0.018cm" style:distance-after-sep="0.101cm"/>
      </style:page-layout-properties>
      <style:header-style/>
      <style:footer-style/>
    </style:page-layout>
    <style:page-layout style:name="pm2">
      <style:page-layout-properties style:num-format="1" fo:margin-bottom="1cm" style:shadow="none" style:writing-mode="lr-tb" fo:margin-top="1cm" fo:background-color="transparent" fo:page-height="29.699cm" style:print-orientation="portrait" fo:margin-left="2cm" fo:margin-right="1cm" style:footnote-max-height="0cm" fo:page-width="20.999cm">
        <style:background-image/>
        <style:columns fo:column-gap="0cm" fo:column-count="1"/>
        <style:footnote-sep style:distance-before-sep="0.101cm" style:color="#000000" style:adjustment="left" style:rel-width="25%" style:width="0.018cm" style:distance-after-sep="0.101cm"/>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jay Kumar</meta:initial-creator>
    <meta:creation-date>2008-01-14T16:52:05</meta:creation-date>
    <dc:date>2008-09-27T21:52:59</dc:date>
    <dc:language>en-US</dc:language>
    <meta:editing-cycles>538</meta:editing-cycles>
    <meta:editing-duration>PT11H7M5S</meta:editing-duration>
    <meta:user-defined meta:name="Info 1"/>
    <meta:user-defined meta:name="Info 2"/>
    <meta:user-defined meta:name="Info 3"/>
    <meta:user-defined meta:name="Info 4"/>
    <meta:document-statistic meta:table-count="5" meta:image-count="0" meta:object-count="0" meta:page-count="1" meta:paragraph-count="40" meta:word-count="149" meta:character-count="1332"/>
  </office:meta>
</office:document-meta>
</file>